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120.17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req-coun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THT:C_Disc_D3.0mm_W1.6mm_P2.50mm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THT:C_Disc_D3.0mm_W1.6mm_P2.50mm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HT:LED_D5.0mm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PM on board</text:p>
          </table:table-cell>
          <table:table-cell office:value-type="string" calcext:value-type="string">
            <text:p>Connector_PinHeader_2.54mm:PinHeader_1x03_P2.54mm_Horizont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Connectors_TE-Connectivity:BNC_Socket_TYCO-AM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PM to Board</text:p>
          </table:table-cell>
          <table:table-cell office:value-type="string" calcext:value-type="string">
            <text:p>Connector_JST:JST_XH_B03B-XH-A_1x03_P2.50mm_Horizont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s:BARREL_JACK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egments-Terminal0</text:p>
          </table:table-cell>
          <table:table-cell office:value-type="string" calcext:value-type="string">
            <text:p>Connector_PinSocket_2.54mm:PinSocket_1x09_P2.54mm_Vertical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wer-Digits_Terminal0</text:p>
          </table:table-cell>
          <table:table-cell office:value-type="string" calcext:value-type="string">
            <text:p>Connector_PinSocket_2.54mm:PinSocket_1x05_P2.54mm_Vertical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egments-Terminal1</text:p>
          </table:table-cell>
          <table:table-cell office:value-type="string" calcext:value-type="string">
            <text:p>Connector_PinHeader_2.54mm:PinHeader_1x09_P2.54mm_Vertical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ower-Digits_Terminal1</text:p>
          </table:table-cell>
          <table:table-cell office:value-type="string" calcext:value-type="string">
            <text:p>Connector_PinHeader_2.54mm:PinHeader_1x05_P2.54mm_Vertical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Hz/RPM_Terminal1</text:p>
          </table:table-cell>
          <table:table-cell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Hz/RPM_Terminal0</text:p>
          </table:table-cell>
          <table:table-cell office:value-type="string" calcext:value-type="string">
            <text:p>Connector_PinSocket_2.54mm:PinSocket_1x03_P2.54mm_Vertical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1kMG_Terminal1</text:p>
          </table:table-cell>
          <table:table-cell office:value-type="string" calcext:value-type="string">
            <text:p>Connector_PinHeader_2.54mm:PinHeader_1x05_P2.54mm_Vertical</text:p>
          </table:table-cell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1kMG_Terminal0</text:p>
          </table:table-cell>
          <table:table-cell office:value-type="string" calcext:value-type="string">
            <text:p>Connector_PinSocket_2.54mm:PinSocket_1x05_P2.54mm_Vertical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CSC388A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CSC388A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A10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CSC388A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CSC388A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CSC388A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O_SOT_Packages_THT:TO-92_Inline_Wide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R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s_THT:R_Axial_DIN0207_L6.3mm_D2.5mm_P7.62mm_Horizontal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freq-counter:SS12D01G4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ount up</text:p>
          </table:table-cell>
          <table:table-cell office:value-type="string" calcext:value-type="string">
            <text:p>freq-counter:TVDT18-tactile-switch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freq-counter:TVDT18-tactile-switch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W_SIGNAL</text:p>
          </table:table-cell>
          <table:table-cell office:value-type="string" calcext:value-type="string">
            <text:p>freq-counter:Slide-switch-x2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02N</text:p>
          </table:table-cell>
          <table:table-cell office:value-type="string" calcext:value-type="string">
            <text:p>Package_DIP:DIP-14_W7.62mm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TINY4313-PU(freq-counter)</text:p>
          </table:table-cell>
          <table:table-cell office:value-type="string" calcext:value-type="string">
            <text:p>Package_DIP:DIP-20_W7.62mm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E-SX460</text:p>
          </table:table-cell>
          <table:table-cell office:value-type="string" calcext:value-type="string">
            <text:p>freq-counter:EE-SX460-P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seg-2digit-ca</text:p>
          </table:table-cell>
          <table:table-cell office:value-type="string" calcext:value-type="string">
            <text:p>freq-counter:PARA_LIGHT-552SRD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seg-2digit-ca</text:p>
          </table:table-cell>
          <table:table-cell office:value-type="string" calcext:value-type="string">
            <text:p>freq-counter:PARA_LIGHT-552SRD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seg-2digit-ca</text:p>
          </table:table-cell>
          <table:table-cell office:value-type="string" calcext:value-type="string">
            <text:p>freq-counter:PARA_LIGHT-552SRD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Crystal:Crystal_HC49-4H_Vertical</text:p>
          </table:table-cell>
          <table:table-cell/>
        </table:table-row>
        <table:table-row table:style-name="ro1" table:number-rows-repeated="10484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freq-counter'.A1:'freq-counter'.C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12-02T13:39:48.886975995</dc:date>
    <meta:editing-duration>PT2M45S</meta:editing-duration>
    <meta:editing-cycles>3</meta:editing-cycles>
    <meta:document-statistic meta:table-count="1" meta:cell-count="319" meta:object-count="0"/>
  </office:meta>
</office:document-meta>
</file>